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AC70588667.png" manifest:media-type="image/png"/>
  <manifest:file-entry manifest:full-path="Pictures/10000F0800001C63000011C80A44C70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draw:stroke-dash="Dash_20_Dot_20_1" svg:stroke-width="0.053cm" svg:stroke-color="#000000" draw:marker-start-width="0.279cm" draw:marker-end-width="0.279cm" draw:stroke-linejoin="miter" svg:stroke-linecap="butt" draw:fill="solid" draw:fill-color="#666666" draw:textarea-horizontal-align="center" draw:textarea-vertical-align="middle" fo:padding-top="0.046cm" fo:padding-bottom="0.046cm" fo:padding-left="0.171cm" fo:padding-right="0.171cm" loext:decorative="false"/>
    </style:style>
    <style:style style:name="gr4" style:family="graphic" style:parent-style-name="standard">
      <style:graphic-properties draw:stroke="solid" draw:stroke-dash="Dash_20_Dot_20_1" svg:stroke-width="0.053cm" svg:stroke-color="#000000" draw:marker-start-width="0.279cm" draw:marker-end-width="0.279cm" draw:stroke-linejoin="none" svg:stroke-linecap="butt" draw:fill="solid" draw:fill-color="#666666" draw:textarea-horizontal-align="center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47cm" svg:height="2.845cm" svg:x="0.902cm" svg:y="1.752cm">
          <draw:image xlink:href="Pictures/10000F0800001C63000011C80A44C702.svg" xlink:type="simple" xlink:show="embed" xlink:actuate="onLoad" draw:mime-type="image/svg+xml">
            <text:p/>
          </draw:image>
          <draw:image xlink:href="Pictures/1000000100000113000000AC70588667.png" xlink:type="simple" xlink:show="embed" xlink:actuate="onLoad" draw:mime-type="image/png"/>
        </draw:frame>
        <draw:g draw:style-name="gr2">
          <draw:path draw:style-name="gr3" draw:text-style-name="P2" draw:layer="layout" svg:width="1.284cm" svg:height="1.37cm" draw:transform="rotate (-0.174532925199433) translate (0.72477939935986cm 0.897685772608696cm)" svg:viewBox="0 0 1285 1371" svg:d="M408 1034c-52-64-179-53-286 26-107 81-152 200-101 267s181 56 288-24c59-44 96-101 115-152 21-52 22-76 33-114l98-824 664 2-96 818c-53-65-181-53-287 26-108 79-153 200-102 266 53 67 181 57 288-23 59-44 96-102 115-153 21-51 22-75 33-113l98-822v-1l17-142v-71h-756z">
            <text:p/>
          </draw:path>
        </draw:g>
        <draw:g draw:style-name="gr2">
          <draw:path draw:style-name="gr4" draw:text-style-name="P2" draw:layer="layout" svg:width="0.791cm" svg:height="1.448cm" draw:transform="rotate (-0.174532925199433) translate (2.47548947528811cm 0.422996081361124cm)" svg:viewBox="0 0 792 1449" svg:d="M770 608c-16-44-39-83-67-121-30-38-61-74-92-111-57-69-106-144-149-222-19-36-38-73-55-111 0-1-1-2-1-3-2-6-5-12-9-18 0-3-1-4-2-6-1-3-2-4-4-6l-3-8v-2 2 6c-2 27-2 53-2 80v674c0 118 2 236 0 354-21-11-50-16-74-18-27-3-55-2-82 4-85 18-165 81-205 157-7 16-13 32-18 49-10 34-12 69 13 97 22 22 55 33 86 39 57 11 119 3 172-21 73-34 127-100 146-179 11-45 9-93 9-140v-148-601c0 1 12 6 13 6 76 34 149 75 205 135 21 22 39 46 53 71 14 26 25 55 33 84 16 71 10 146-8 217s-46 139-76 206c78-86 133-200 139-316 1-39 1-82-11-119-4-11-8-22-11-31z">
            <text:p/>
          </draw:path>
        </draw:g>
        <officeooo:annotation svg:x="0cm" svg:y="0cm">
          <dc:date>2025-10-18T19:34:38</dc:date>
          <text:p>https://openclipart.org/download/259221/Variety-Of-Musical-Notes-Silhouette.svg<text:tab/></text:p>
          <text:p/>
          <text:p>https://openclipart.org/detail/5370/whistle</text:p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4cm" fo:margin-bottom="0.24cm" fo:margin-left="0.24cm" fo:margin-right="0.24cm" fo:page-width="6.3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8T19:34:39.221384312</dc:date>
    <meta:editing-duration>PT21M16S</meta:editing-duration>
    <meta:editing-cycles>5</meta:editing-cycles>
    <meta:generator>LibreOffice/24.2.7.2$Linux_X86_64 LibreOffice_project/420$Build-2</meta:generator>
    <meta:document-statistic meta:object-count="5"/>
  </office:meta>
</office:document-meta>
</file>